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8,30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524" calcext:value-type="float">
            <text:p>524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8,303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 table:number-columns-repeated="3"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56.8" calcext:value-type="float">
            <text:p>35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6,80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278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8,976</text:p>
          </table:table-cell>
          <table:table-cell office:value-type="string" calcext:value-type="string">
            <text:p>1,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337,803</text:p>
          </table:table-cell>
          <table:table-cell office:value-type="string" calcext:value-type="string">
            <text:p>1,978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,829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81,737</text:p>
          </table:table-cell>
          <table:table-cell office:value-type="string" calcext:value-type="string">
            <text:p>7,35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79.5" calcext:value-type="float">
            <text:p>279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,037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55.6" calcext:value-type="float">
            <text:p>55.6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4,431</text:p>
          </table:table-cell>
          <table:table-cell office:value-type="string" calcext:value-type="string">
            <text:p>1,04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73,708</text:p>
          </table:table-cell>
          <table:table-cell office:value-type="string" calcext:value-type="string">
            <text:p>23,87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60.3" calcext:value-type="float">
            <text:p>60.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30</meta:creation-date>
    <dc:date>2018-09-01T10:10:30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